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59c" officeooo:paragraph-rsid="0011159c"/>
    </style:style>
    <style:style style:name="P2" style:family="paragraph" style:parent-style-name="Standard" style:list-style-name="L1">
      <style:text-properties officeooo:paragraph-rsid="0011159c"/>
    </style:style>
    <style:style style:name="P3" style:family="paragraph" style:parent-style-name="Standard" style:list-style-name="L1">
      <style:text-properties officeooo:rsid="001199e0" officeooo:paragraph-rsid="001199e0"/>
    </style:style>
    <style:style style:name="P4" style:family="paragraph" style:parent-style-name="Standard" style:list-style-name="L1">
      <style:text-properties officeooo:rsid="00132a82" officeooo:paragraph-rsid="00132a82"/>
    </style:style>
    <style:style style:name="P5" style:family="paragraph" style:parent-style-name="Standard" style:list-style-name="L1">
      <style:text-properties officeooo:rsid="001407c1" officeooo:paragraph-rsid="001407c1"/>
    </style:style>
    <style:style style:name="P6" style:family="paragraph" style:parent-style-name="Standard" style:list-style-name="L1">
      <style:text-properties officeooo:rsid="001610d3" officeooo:paragraph-rsid="001610d3"/>
    </style:style>
    <style:style style:name="T1" style:family="text">
      <style:text-properties officeooo:rsid="001199e0"/>
    </style:style>
    <style:style style:name="T2" style:family="text">
      <style:text-properties officeooo:rsid="001610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9915988346057867" text:style-name="L1">
        <text:list-item>
          <text:p text:style-name="P2"><text:span text:style-name="T2">mensal</text:span><text:bookmark-start text:name="__DdeLink__84_1006192088"/><text:span text:style-name="T2">O que, onde e como</text:span><text:bookmark-end text:name="__DdeLink__84_1006192088"/><text:span text:style-name="T2"> será registrado o código de remessa;</text:span></text:p>
        </text:list-item>
        <text:list-item>
          <text:p text:style-name="P3">O que, onde e como, Número sequencial do arquivo.</text:p>
        </text:list-item>
        <text:list-item>
          <text:p text:style-name="P4">O que é o campo D-11 do registro do tipo D</text:p>
        </text:list-item>
        <text:list-item>
          <text:p text:style-name="P5">O que são os campos Livres (presentes no registos do tipo A, D e Z).</text:p>
        </text:list-item>
        <text:list-item>
          <text:p text:style-name="P6">Como diferenciar os tipos de relatório? Em relação a nomeação de arquivos do tipo (diário,quinzenal, mensal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6:06:39.397241832</meta:creation-date>
    <dc:date>2017-05-19T16:57:39.595955181</dc:date>
    <meta:editing-duration>PT1H54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7" meta:character-count="339" meta:non-whitespace-character-count="282"/>
  </office:meta>
</office:document-meta>
</file>